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241cm" fo:min-width="4.039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036cm" fo:min-width="2.015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791cm" fo:min-width="6.116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791cm" fo:min-width="6.116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036cm" fo:min-width="2.015cm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width="0.106cm" svg:stroke-color="#000000" draw:marker-start-width="0.359cm" draw:marker-end-width="0.359cm" draw:fill="none" draw:textarea-horizontal-align="justify" draw:textarea-vertical-align="middle" draw:auto-grow-height="false" fo:min-height="1.147cm" fo:min-width="6.993cm"/>
    </style:style>
    <style:style style:name="gr8" style:family="graphic" style:parent-style-name="standard">
      <style:graphic-properties svg:stroke-width="0.106cm" svg:stroke-color="#5983b0" draw:marker-start-width="0.359cm" draw:marker-end-width="0.359cm" draw:fill="none" draw:textarea-horizontal-align="justify" draw:textarea-vertical-align="middle" draw:auto-grow-height="false" fo:min-height="0.791cm" fo:min-width="6.116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401cm" fo:min-width="7.882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5983b0" draw:marker-start-width="0.359cm" draw:marker-end-width="0.359cm" draw:fill="none" draw:textarea-horizontal-align="justify" draw:textarea-vertical-align="middle" draw:auto-grow-height="false" fo:min-height="2.036cm" fo:min-width="2.015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5983b0" draw:marker-start-width="0.359cm" draw:marker-end-width="0.359cm" draw:fill="none" draw:textarea-horizontal-align="justify" draw:textarea-vertical-align="middle" draw:auto-grow-height="false" fo:min-height="1.401cm" fo:min-width="7.882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width="0.106cm" svg:stroke-color="#000000" draw:marker-start-width="0.359cm" draw:marker-end-width="0.359cm" draw:fill="none" draw:textarea-horizontal-align="justify" draw:textarea-vertical-align="middle" draw:auto-grow-height="false" fo:min-height="1.147cm" fo:min-width="1.659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401cm" fo:min-width="7.882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width="0.106cm" svg:stroke-color="#000000" draw:marker-start-width="0.359cm" draw:marker-end-width="0.359cm" draw:fill="none" draw:textarea-horizontal-align="justify" draw:textarea-vertical-align="middle" draw:auto-grow-height="false" fo:min-height="1.147cm" fo:min-width="3.18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699cm" svg:height="1.651cm" svg:x="20.495cm" svg:y="4.248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5.029cm" svg:height="4.572cm" svg:x="20.33cm" svg:y="12.109cm">
          <text:p text:style-name="P1">Identitas</text:p>
          <text:p text:style-name="P1">valid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5" draw:id="id5" draw:layer="layout" svg:width="8.89cm" svg:height="1.397cm" svg:x="18.399cm" svg:y="6.95cm">
          <text:p text:style-name="P1">Baca identitas pengguna</text:p>
          <draw:enhanced-geometry svg:viewBox="0 0 21600 21600" draw:glue-points="?f6 0 10800 ?f8 ?f11 10800 ?f9 21600 10800 ?f10 ?f5 10800" draw:text-areas="?f3 ?f3 ?f4 ?f4" draw:type="parallelogram" draw:modifiers="2432.3511869259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7" draw:id="id7" draw:layer="layout" svg:width="8.89cm" svg:height="1.397cm" svg:x="18.391cm" svg:y="17.616cm">
          <text:p text:style-name="P1">Baca input tombol</text:p>
          <draw:enhanced-geometry svg:viewBox="0 0 21600 21600" draw:glue-points="?f6 0 10800 ?f8 ?f11 10800 ?f9 21600 10800 ?f10 ?f5 10800" draw:text-areas="?f3 ?f3 ?f4 ?f4" draw:type="parallelogram" draw:modifiers="2432.3511869259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1" draw:id="id1" draw:layer="layout" svg:width="5.029cm" svg:height="4.572cm" svg:x="20.331cm" svg:y="20.018cm">
          <text:p text:style-name="P1">tombol apa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20.331cm" svg:y1="22.304cm" svg:x2="13.981cm" svg:y2="23.365cm" draw:start-shape="id1" draw:start-glue-point="5" draw:end-shape="id2" draw:end-glue-point="5" svg:d="M20331 22304h-6350v1061" svg:viewBox="0 0 6351 1062">
          <text:p/>
        </draw:connector>
        <draw:connector draw:style-name="gr6" draw:text-style-name="P3" draw:layer="layout" svg:x1="25.36cm" svg:y1="22.304cm" svg:x2="31.507cm" svg:y2="23.465cm" draw:start-shape="id1" draw:start-glue-point="7" draw:end-shape="id3" draw:end-glue-point="5" svg:d="M25360 22304h6147v1161" svg:viewBox="0 0 6148 1162">
          <text:p/>
        </draw:connector>
        <draw:custom-shape draw:style-name="gr7" draw:text-style-name="P2" draw:layer="layout" svg:width="7.493cm" svg:height="1.397cm" svg:x="13.7cm" svg:y="20.78cm">
          <text:p text:style-name="P1">Buat parameter fisi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7.493cm" svg:height="1.397cm" svg:x="24.876cm" svg:y="20.753cm">
          <text:p text:style-name="P1">Permintaan data jembat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2" draw:id="id2" draw:layer="layout" svg:width="8.89cm" svg:height="1.397cm" svg:x="9.536cm" svg:y="23.365cm">
          <text:p text:style-name="P1">Baca input tombol</text:p>
          <draw:enhanced-geometry svg:viewBox="0 0 21600 21600" draw:glue-points="?f6 0 10800 ?f8 ?f11 10800 ?f9 21600 10800 ?f10 ?f5 10800" draw:text-areas="?f3 ?f3 ?f4 ?f4" draw:type="parallelogram" draw:modifiers="2432.3511869259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3" draw:id="id3" draw:layer="layout" svg:width="8.89cm" svg:height="1.397cm" svg:x="27.062cm" svg:y="23.465cm">
          <text:p text:style-name="P1">Baca identitas jembatan</text:p>
          <draw:enhanced-geometry svg:viewBox="0 0 21600 21600" draw:glue-points="?f6 0 10800 ?f8 ?f11 10800 ?f9 21600 10800 ?f10 ?f5 10800" draw:text-areas="?f3 ?f3 ?f4 ?f4" draw:type="parallelogram" draw:modifiers="2432.3511869259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3" draw:layer="layout" draw:type="line" svg:x1="22.844cm" svg:y1="5.899cm" svg:x2="22.844cm" svg:y2="6.95cm" draw:start-shape="id4" draw:start-glue-point="2" draw:end-shape="id5" draw:end-glue-point="5" svg:d="M22844 5899v1051" svg:viewBox="0 0 1 1052">
          <text:p/>
        </draw:connector>
        <draw:connector draw:style-name="gr6" draw:text-style-name="P3" draw:layer="layout" draw:type="line" svg:x1="22.845cm" svg:y1="16.681cm" svg:x2="22.836cm" svg:y2="17.616cm" draw:start-shape="id6" draw:start-glue-point="6" draw:end-shape="id7" draw:end-glue-point="5" svg:d="M22845 16681l-9 935" svg:viewBox="0 0 10 936">
          <text:p/>
        </draw:connector>
        <draw:connector draw:style-name="gr6" draw:text-style-name="P3" draw:layer="layout" svg:x1="25.359cm" svg:y1="14.395cm" svg:x2="26.789cm" svg:y2="7.649cm" draw:start-shape="id6" draw:start-glue-point="7" draw:end-shape="id5" draw:end-glue-point="6" svg:d="M25359 14395h2484v-6746h-1054" svg:viewBox="0 0 2485 6747">
          <text:p/>
        </draw:connector>
        <draw:connector draw:style-name="gr6" draw:text-style-name="P3" draw:layer="layout" draw:type="line" svg:x1="22.836cm" svg:y1="19.013cm" svg:x2="22.846cm" svg:y2="20.018cm" draw:start-shape="id7" draw:start-glue-point="8" draw:end-shape="id1" draw:end-glue-point="4" svg:d="M22836 19013l10 1005" svg:viewBox="0 0 11 1006">
          <text:p/>
        </draw:connector>
        <draw:custom-shape draw:style-name="gr5" draw:text-style-name="P2" xml:id="id8" draw:id="id8" draw:layer="layout" svg:width="5.029cm" svg:height="4.572cm" svg:x="28.967cm" svg:y="25.886cm">
          <text:p text:style-name="P1">identitas</text:p>
          <text:p text:style-name="P1">valid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9" draw:id="id9" draw:layer="layout" svg:width="8.382cm" svg:height="1.651cm" svg:x="27.297cm" svg:y="31.563cm">
          <text:p text:style-name="P1">Tampilkan pesan error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31.507cm" svg:y1="24.862cm" svg:x2="31.482cm" svg:y2="25.886cm" draw:start-shape="id3" draw:start-glue-point="8" draw:end-shape="id8" draw:end-glue-point="4" svg:d="M31507 24862l-25 1024" svg:viewBox="0 0 26 1025">
          <text:p/>
        </draw:connector>
        <draw:connector draw:style-name="gr6" draw:text-style-name="P3" draw:layer="layout" draw:type="line" svg:x1="31.482cm" svg:y1="30.558cm" svg:x2="31.488cm" svg:y2="31.563cm" draw:end-shape="id9" draw:end-glue-point="0" svg:d="M31482 30558l6 1005" svg:viewBox="0 0 7 1006">
          <text:p/>
        </draw:connector>
        <draw:connector draw:style-name="gr6" draw:text-style-name="P3" draw:layer="layout" draw:line-skew="0.534cm" svg:x1="35.679cm" svg:y1="32.388cm" svg:x2="26.781cm" svg:y2="18.315cm" draw:start-shape="id9" draw:start-glue-point="1" draw:end-shape="id7" draw:end-glue-point="6" svg:d="M35679 32388h1087v-14073h-9985" svg:viewBox="0 0 9986 14074">
          <text:p/>
        </draw:connector>
        <draw:connector draw:style-name="gr6" draw:text-style-name="P3" draw:layer="layout" draw:line-skew="-0.769cm" svg:x1="28.967cm" svg:y1="28.172cm" svg:x2="27.316cm" svg:y2="34.731cm" draw:start-shape="id8" draw:start-glue-point="5" draw:end-shape="id10" draw:end-glue-point="3" svg:d="M28967 28172h-2973v6559h1322" svg:viewBox="0 0 2974 6560">
          <text:p/>
        </draw:connector>
        <draw:custom-shape draw:style-name="gr9" draw:text-style-name="P2" xml:id="id10" draw:id="id10" draw:layer="layout" svg:width="8.382cm" svg:height="1.651cm" svg:x="27.316cm" svg:y="33.906cm">
          <text:p text:style-name="P1">Minta data kesehatan</text:p>
          <text:p text:style-name="P1">Dari srver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line-skew="0.488cm" svg:x1="35.698cm" svg:y1="37.431cm" svg:x2="26.781cm" svg:y2="18.315cm" draw:start-shape="id11" draw:start-glue-point="1" draw:end-shape="id7" draw:end-glue-point="6" svg:d="M35698 37431h1041v-19116h-9958" svg:viewBox="0 0 9959 19117">
          <text:p/>
        </draw:connector>
        <draw:custom-shape draw:style-name="gr10" draw:text-style-name="P2" xml:id="id13" draw:id="id13" draw:layer="layout" svg:width="5.029cm" svg:height="4.572cm" svg:x="11.446cm" svg:y="34.408cm">
          <text:p text:style-name="P1">parameter</text:p>
          <text:p text:style-name="P1">valid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12" draw:id="id12" draw:layer="layout" svg:width="8.382cm" svg:height="1.651cm" svg:x="9.776cm" svg:y="40.085cm">
          <text:p text:style-name="P1">Tampilkan pesan error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3.961cm" svg:y1="39.18cm" svg:x2="13.967cm" svg:y2="40.085cm" draw:end-shape="id12" draw:end-glue-point="0" svg:d="M13961 39180l6 905" svg:viewBox="0 0 7 906">
          <text:p/>
        </draw:connector>
        <draw:connector draw:style-name="gr6" draw:text-style-name="P3" draw:layer="layout" draw:line-skew="-0.655cm" svg:x1="11.446cm" svg:y1="36.694cm" svg:x2="9.776cm" svg:y2="43.41cm" draw:start-shape="id13" draw:start-glue-point="5" draw:end-shape="id14" draw:end-glue-point="3" svg:d="M11446 36694h-2878v6716h1208" svg:viewBox="0 0 2879 6717">
          <text:p/>
        </draw:connector>
        <draw:connector draw:style-name="gr6" draw:text-style-name="P3" draw:layer="layout" svg:x1="18.158cm" svg:y1="40.91cm" svg:x2="17.926cm" svg:y2="24.064cm" draw:start-shape="id12" draw:start-glue-point="1" draw:end-shape="id2" draw:end-glue-point="6" svg:d="M18158 40910h822v-16846h-1054" svg:viewBox="0 0 1055 16847">
          <text:p/>
        </draw:connector>
        <draw:custom-shape draw:style-name="gr12" draw:text-style-name="P2" draw:layer="layout" svg:width="2.159cm" svg:height="1.397cm" svg:x="23.098cm" svg:y="16.327cm">
          <text:p text:style-name="P1">Y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159cm" svg:height="1.397cm" svg:x="25.384cm" svg:y="13.279cm">
          <text:p text:style-name="P1">Tida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159cm" svg:height="1.397cm" svg:x="9.763cm" svg:y="35.595cm">
          <text:p text:style-name="P1">Y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159cm" svg:height="1.397cm" svg:x="27.162cm" svg:y="27.022cm">
          <text:p text:style-name="P1">Y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159cm" svg:height="1.397cm" svg:x="31.48cm" svg:y="30.17cm">
          <text:p text:style-name="P1">Tida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159cm" svg:height="1.397cm" svg:x="14.081cm" svg:y="30.456cm">
          <text:p text:style-name="P1">Kir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15" draw:id="id15" draw:layer="layout" svg:width="8.382cm" svg:height="1.651cm" svg:x="18.653cm" svg:y="9.336cm">
          <text:p text:style-name="P1">Bandingkan identitas dengan</text:p>
          <text:p text:style-name="P1">yang di server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2.844cm" svg:y1="10.987cm" svg:x2="22.845cm" svg:y2="12.109cm" draw:start-shape="id15" draw:start-glue-point="2" draw:end-shape="id6" draw:end-glue-point="4" svg:d="M22844 10987l1 1122" svg:viewBox="0 0 2 1123">
          <text:p/>
        </draw:connector>
        <draw:connector draw:style-name="gr6" draw:text-style-name="P3" draw:layer="layout" draw:type="line" svg:x1="22.844cm" svg:y1="8.347cm" svg:x2="22.844cm" svg:y2="9.336cm" draw:start-shape="id5" draw:start-glue-point="8" draw:end-shape="id15" draw:end-glue-point="0" svg:d="M22844 8347v989" svg:viewBox="0 0 1 990">
          <text:p/>
        </draw:connector>
        <draw:custom-shape draw:style-name="gr11" draw:text-style-name="P2" xml:id="id14" draw:id="id14" draw:layer="layout" svg:width="8.382cm" svg:height="1.651cm" svg:x="9.776cm" svg:y="42.585cm">
          <text:p text:style-name="P1">Kirim parameter</text:p>
          <text:p text:style-name="P1">Ke server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line-skew="0cm -1.544cm" svg:x1="13.967cm" svg:y1="44.236cm" svg:x2="18.891cm" svg:y2="18.315cm" draw:start-shape="id14" draw:start-glue-point="2" draw:end-shape="id7" draw:end-glue-point="9" svg:d="M13967 44236v552h-6288v-26473h11212" svg:viewBox="0 0 11213 26474">
          <text:p/>
        </draw:connector>
        <draw:custom-shape draw:style-name="gr9" draw:text-style-name="P2" xml:id="id11" draw:id="id11" draw:layer="layout" svg:width="8.382cm" svg:height="1.651cm" svg:x="27.316cm" svg:y="36.606cm">
          <text:p text:style-name="P1">Tampilkan data kesehatan</text:p>
          <text:p text:style-name="P1">jembatan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31.507cm" svg:y1="35.557cm" svg:x2="31.507cm" svg:y2="36.606cm" draw:start-shape="id10" draw:start-glue-point="2" draw:end-shape="id11" draw:end-glue-point="0" svg:d="M31507 35557v1049" svg:viewBox="0 0 1 1050">
          <text:p/>
        </draw:connector>
        <draw:custom-shape draw:style-name="gr10" draw:text-style-name="P2" xml:id="id16" draw:id="id16" draw:layer="layout" svg:width="5.029cm" svg:height="4.572cm" svg:x="11.438cm" svg:y="26.092cm">
          <text:p text:style-name="P1">tombol apa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draw:type="line" svg:x1="13.981cm" svg:y1="24.762cm" svg:x2="13.953cm" svg:y2="26.092cm" draw:start-shape="id2" draw:start-glue-point="8" draw:end-shape="id16" draw:end-glue-point="4" svg:d="M13981 24762l-28 1330" svg:viewBox="0 0 29 1331">
          <text:p/>
        </draw:connector>
        <draw:custom-shape draw:style-name="gr8" draw:text-style-name="P2" xml:id="id17" draw:id="id17" draw:layer="layout" svg:width="8.89cm" svg:height="1.397cm" svg:x="9.509cm" svg:y="31.842cm">
          <text:p text:style-name="P1">Baca input parameter fisik</text:p>
          <draw:enhanced-geometry svg:viewBox="0 0 21600 21600" draw:glue-points="?f6 0 10800 ?f8 ?f11 10800 ?f9 21600 10800 ?f10 ?f5 10800" draw:text-areas="?f3 ?f3 ?f4 ?f4" draw:type="parallelogram" draw:modifiers="2432.3511869259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3" draw:layer="layout" draw:type="line" svg:x1="13.953cm" svg:y1="30.664cm" svg:x2="13.954cm" svg:y2="31.842cm" draw:start-shape="id16" draw:start-glue-point="6" draw:end-shape="id17" draw:end-glue-point="5" svg:d="M13953 30664l1 1178" svg:viewBox="0 0 2 1179">
          <text:p/>
        </draw:connector>
        <draw:connector draw:style-name="gr6" draw:text-style-name="P3" draw:layer="layout" draw:type="line" svg:x1="13.954cm" svg:y1="33.239cm" svg:x2="13.961cm" svg:y2="34.408cm" draw:start-shape="id17" draw:start-glue-point="8" draw:end-shape="id13" draw:end-glue-point="4" svg:d="M13954 33239l7 1169" svg:viewBox="0 0 8 1170">
          <text:p/>
        </draw:connector>
        <draw:connector draw:style-name="gr6" draw:text-style-name="P3" draw:layer="layout" draw:line-skew="-3.205cm" svg:x1="11.438cm" svg:y1="28.378cm" svg:x2="18.891cm" svg:y2="18.315cm" draw:start-shape="id16" draw:start-glue-point="5" draw:end-shape="id7" draw:end-glue-point="9" svg:d="M11438 28378h-3759v-10063h11212" svg:viewBox="0 0 11213 10064">
          <text:p/>
        </draw:connector>
        <draw:custom-shape draw:style-name="gr12" draw:text-style-name="P2" draw:layer="layout" svg:width="2.159cm" svg:height="1.397cm" svg:x="9.001cm" svg:y="26.9cm">
          <text:p text:style-name="P1">Bat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line-skew="20.306cm -11.056cm" svg:x1="22.846cm" svg:y1="24.59cm" svg:x2="18.899cm" svg:y2="7.649cm" draw:start-shape="id1" draw:start-glue-point="6" draw:end-shape="id5" draw:end-glue-point="9" svg:d="M22846 24590v20860h-16056v-37801h12109" svg:viewBox="0 0 16057 37802">
          <text:p/>
        </draw:connector>
        <draw:custom-shape draw:style-name="gr14" draw:text-style-name="P2" draw:layer="layout" svg:width="3.683cm" svg:height="1.397cm" svg:x="22.336cm" svg:y="24.368cm">
          <text:p text:style-name="P1">logout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8T11:44:25.246000000</meta:creation-date>
    <dc:date>2020-01-18T16:37:50.889000000</dc:date>
    <meta:editing-duration>PT58M30S</meta:editing-duration>
    <meta:editing-cycles>9</meta:editing-cycles>
    <meta:generator>LibreOffice/6.0.7.3$Linux_X86_64 LibreOffice_project/00m0$Build-3</meta:generator>
    <meta:document-statistic meta:object-count="50"/>
  </office:meta>
</office:document-meta>
</file>